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ContentMessagePropertyValue.XPathContentMessagePropertyValue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ContentMessagePropertyValue.getPropertyValue( NormalizedMessage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